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cccc"/>
      <style:text-properties fo:color="#000000" style:font-name="FreeSans" fo:font-size="10pt" style:font-size-asian="10pt" style:font-size-complex="10pt"/>
    </style:style>
    <style:style style:name="ce5" style:family="table-cell" style:parent-style-name="Default">
      <style:table-cell-properties fo:background-color="#ffcc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6" style:family="table-cell" style:parent-style-name="Default">
      <style:table-cell-properties fo:background-color="#ffcccc"/>
    </style:style>
    <style:style style:name="ce7" style:family="table-cell" style:parent-style-name="Default">
      <style:table-cell-properties fo:background-color="#ffffcc"/>
    </style:style>
    <style:style style:name="ce8" style:family="table-cell" style:parent-style-name="Default">
      <style:table-cell-properties fo:background-color="#ccffcc"/>
      <style:text-properties fo:color="#000000" style:font-name="FreeSans" fo:font-size="10pt" style:font-size-asian="10pt" style:font-size-complex="10pt"/>
    </style:style>
    <style:style style:name="ce9" style:family="table-cell" style:parent-style-name="Default">
      <style:table-cell-properties fo:background-color="#ccffcc"/>
      <style:text-properties fo:color="#000000" style:font-name="FreeSans" fo:font-size="10pt" fo:font-style="italic" style:font-size-asian="10pt" style:font-style-asian="italic" style:font-size-complex="10pt" style:font-style-complex="italic"/>
    </style:style>
    <style:style style:name="ce10" style:family="table-cell" style:parent-style-name="Default">
      <style:table-cell-properties fo:background-color="#ccffcc"/>
      <style:text-properties fo:color="#000000" style:font-name="Free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1" style:family="table-cell" style:parent-style-name="Default">
      <style:table-cell-properties fo:background-color="#ccffcc"/>
    </style:style>
    <style:style style:name="ce12" style:family="table-cell" style:parent-style-name="Default">
      <style:table-cell-properties fo:background-color="#ccffff"/>
    </style:style>
    <style:style style:name="ce13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7" table:default-cell-style-name="ce7"/>
        <table:table-column table:style-name="co2" table:number-columns-repeated="7" table:default-cell-style-name="ce8"/>
        <table:table-column table:style-name="co2" table:number-columns-repeated="7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7" table:number-rows-spanned="1">
            <text:p>Urgent</text:p>
          </table:table-cell>
          <table:covered-table-cell table:number-columns-repeated="6" table:style-name="ce3"/>
          <table:table-cell table:style-name="ce3" office:value-type="string" calcext:value-type="string" table:number-columns-spanned="7" table:number-rows-spanned="1">
            <text:p>Not Urgent</text:p>
          </table:table-cell>
          <table:covered-table-cell table:number-columns-repeated="6" table:style-name="ce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17">
            <text:p>Important</text:p>
          </table:table-cell>
          <table:table-cell table:style-name="ce4" office:value-type="string" calcext:value-type="string" table:number-columns-spanned="7" table:number-rows-spanned="1">
            <text:p>Look at jobs.ac websit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14th: Atoospheric climate modelling: <text:a xlink:href="https://www.recruit.ox.ac.uk/pls/hrisliverecruit/erq_jobspec_version_4.display_form?p_display_in_irish=N&amp;p_company=10&amp;p_refresh_search=Y&amp;p_process_type=&amp;p_recruitment_id=122487&amp;p_form_profile_detail=&amp;p_display_apply_ind=Y&amp;p_internal_external=E&amp;p_applicant_no" xlink:type="simple">https://www.recruit.ox.ac.uk/pls/hrisliverecruit/erq_jobspec_version_4.display_form?p_display_in_irish=N&amp;p_company=10&amp;p_refresh_search=Y&amp;p_process_type=&amp;p_recruitment_id=122487&amp;p_form_profile_detail=&amp;p_display_apply_ind=Y&amp;p_internal_external=E&amp;p_applicant_no</text:a>=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ce9" office:value-type="string" calcext:value-type="string" table:number-columns-spanned="7" table:number-rows-spanned="1">
            <text:p>15th March: <text:a xlink:href="https://vacancies.lboro.ac.uk/jobdesc/req16097a.pdf" xlink:type="simple">https://vacancies.lboro.ac.uk/jobdesc/req16097a.pdf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Email Sandy re:LPX use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Email met office abitt application process</text:p>
          </table:table-cell>
          <table:covered-table-cell table:number-columns-repeated="6"/>
          <table:table-cell table:style-name="ce11" office:value-type="string" calcext:value-type="string">
            <text:p>8th April: <text:a xlink:href="https://iframe.recruitmentplatform.com/met_office/external/details.html?nPostingID=1374&amp;nPostingTargetID=2308&amp;option=52&amp;sort=DESC&amp;respnr=2&amp;ID=Q5JFK026203F3VBQB79LO8NXG&amp;Resultsperpage=10&amp;lg=UK&amp;mask=metext" xlink:type="simple">https://iframe.recruitmentplatform.com/met_office/external/details.html?nPostingID=1374&amp;nPostingTargetID=2308&amp;option=52&amp;sort=DESC&amp;respnr=2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6&amp;nPostingTargetID=2310&amp;option=52&amp;sort=DESC&amp;respnr=2&amp;ID=Q5JFK026203F3VBQB79LO8NXG&amp;Resultsperpage=10&amp;lg=UK&amp;mask=metext" xlink:type="simple">https://iframe.recruitmentplatform.com/met_office/external/details.html?nPostingID=1376&amp;nPostingTargetID=2310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1" office:value-type="string" calcext:value-type="string">
            <text:p>11th April: <text:a xlink:href="https://iframe.recruitmentplatform.com/met_office/external/details.html?nPostingID=1413&amp;nPostingTargetID=2363&amp;option=52&amp;sort=DESC&amp;respnr=1&amp;ID=Q5JFK026203F3VBQB79LO8NXG&amp;Resultsperpage=10&amp;lg=UK&amp;mask=metext" xlink:type="simple">https://iframe.recruitmentplatform.com/met_office/external/details.html?nPostingID=1413&amp;nPostingTargetID=2363&amp;option=52&amp;sort=DESC&amp;respnr=1&amp;ID=Q5JFK026203F3VBQB79LO8NXG&amp;Resultsperpage=10&amp;lg=UK&amp;mask=metext</text:a>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office:value-type="string" calcext:value-type="string" table:number-columns-spanned="7" table:number-rows-spanned="1">
            <text:p>Do multi-mask benchmarking</text:p>
          </table:table-cell>
          <table:covered-table-cell table:number-columns-repeated="6" table:style-name="ce4"/>
          <table:table-cell table:style-name="Default" office:value-type="string" calcext:value-type="string">
            <text:p>23rd: <text:a xlink:href="https://iframe.recruitmentplatform.com/met_office/external/details.html?nPostingID=1373&amp;nPostingTargetID=2299&amp;option=52&amp;sort=DESC&amp;respnr=2&amp;ID=Q5JFK026203F3VBQB79LO8NXG&amp;Resultsperpage=10&amp;lg=UK&amp;mask=metext" xlink:type="simple">https://iframe.recruitmentplatform.com/met_office/external/details.html?nPostingID=1373&amp;nPostingTargetID=2299&amp;option=52&amp;sort=DESC&amp;respnr=2&amp;ID=Q5JFK026203F3VBQB79LO8NXG&amp;Resultsperpage=10&amp;lg=UK&amp;mask=metext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24th March: <text:a xlink:href="https://iframe.recruitmentplatform.com/met_office/external/details.html?nPostingID=1382&amp;nPostingTargetID=2319&amp;option=52&amp;sort=DESC&amp;respnr=1&amp;ID=Q5JFK026203F3VBQB79LO8NXG&amp;Resultsperpage=10&amp;lg=UK&amp;mask=metext" xlink:type="simple">https://iframe.recruitmentplatform.com/met_office/external/details.html?nPostingID=1382&amp;nPostingTargetID=2319&amp;option=52&amp;sort=DESC&amp;respnr=1&amp;ID=Q5JFK026203F3VBQB79LO8NXG&amp;Resultsperpage=10&amp;lg=UK&amp;mask=metext</text:a>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>
            <text:p>31st March: <text:a xlink:href="https://jobs.exeter.ac.uk/hrpr_webrecruitment/wrd/run/ETREC107GF.open?VACANCY_ID%3D694759EE7x%1BUSESSION=769C89CAAAF540A182C7C5E2238138A0&amp;WVID=3817591jNg&amp;LANG=USA" xlink:type="simple">https://jobs.exeter.ac.uk/hrpr_webrecruitment/wrd/run/ETREC107GF.open?VACANCY_ID%3d694759EE7x%1BUSESSION=769C89CAAAF540A182C7C5E2238138A0&amp;WVID=3817591jNg&amp;LANG=USA</text:a></text:p>
          </table:table-cell>
          <table: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RS paper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15th April: <text:a xlink:href="https://krb-sjobs.brassring.com/TGWebHost/jobdetails.aspx?SID=%5EV2y1ZSpVLoso03b8VqKw0r3jrXJzO7UwVbTl1cCdXQql6eXHXARwLvKRU_slp_rhc_JQ34A4&amp;jobId=878476&amp;type=search&amp;JobReqLang=140&amp;recordstart=1&amp;JobSiteId=5460&amp;JobSiteInfo=878476_5460&amp;GQId=1164" xlink:type="simple">https://krb-sjobs.brassring.com/TGWebHost/jobdetails.aspx?SID=%5eV2y1ZSpVLoso03b8VqKw0r3jrXJzO7UwVbTl1cCdXQql6eXHXARwLvKRU_slp_rhc_JQ34A4&amp;jobId=878476&amp;type=search&amp;JobReqLang=140&amp;recordstart=1&amp;JobSiteId=5460&amp;JobSiteInfo=878476_5460&amp;GQId=1164</text:a>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Benchmark Metrixs package</text:p>
          </table:table-cell>
          <table:covered-table-cell table:number-columns-repeated="6"/>
          <table:table-cell table:style-name="ce8" office:value-type="string" calcext:value-type="string" table:number-columns-spanned="7" table:number-rows-spanned="1">
            <text:p>FireMip page</text:p>
          </table:table-cell>
          <table:covered-table-cell table:number-columns-repeated="6" table:style-name="ce11"/>
        </table:table-row>
        <table:table-row table:style-name="ro1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Develop website</text:p>
          </table:table-cell>
          <table:covered-table-cell table:number-columns-repeated="6"/>
          <table:table-cell table:style-name="ce11" office:value-type="string" calcext:value-type="string">
            <text:p>TM2 repo</text:p>
          </table:table-cell>
          <table:table-cell table:style-name="ce11" table:number-columns-repeated="6"/>
        </table:table-row>
        <table:table-row table:style-name="ro2">
          <table:covered-table-cell/>
          <table:table-cell table:style-name="ce4" table:number-columns-spanned="7" table:number-rows-spanned="1"/>
          <table:covered-table-cell table:number-columns-repeated="6" table:style-name="ce4"/>
          <table:table-cell office:value-type="string" calcext:value-type="string" table:number-columns-spanned="7" table:number-rows-spanned="1">
            <text:p>Sort out phone</text:p>
          </table:table-cell>
          <table:covered-table-cell table:number-columns-repeated="6"/>
          <table:table-cell table:style-name="ce11" office:value-type="string" calcext:value-type="string">
            <text:p>10th March: <text:a xlink:href="https://www.hirewire.co.uk/HE/1061247/MS_JobDetails.aspx?JobID=67288" xlink:type="simple">https://www.hirewire.co.uk/HE/1061247/MS_JobDetails.aspx?JobID=67288</text:a></text:p>
          </table:table-cell>
          <table:table-cell table:style-name="ce11" table:number-columns-repeated="6"/>
        </table:table-row>
        <table:table-row table:style-name="ro1">
          <table:covered-table-cell/>
          <table:table-cell table:style-name="ce5" table:number-columns-spanned="7" table:number-rows-spanned="1"/>
          <table:covered-table-cell table:number-columns-repeated="6" table:style-name="ce4"/>
          <table:table-cell table:style-name="ce10" office:value-type="string" calcext:value-type="string" table:number-columns-spanned="7" table:number-rows-spanned="1">
            <text:p>Email MEL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5" office:value-type="string" calcext:value-type="string" table:number-columns-spanned="7" table:number-rows-spanned="1">
            <text:p>Send off CV to Imperial</text:p>
          </table:table-cell>
          <table:covered-table-cell table:number-columns-repeated="6" table:style-name="ce4"/>
          <table:table-cell office:value-type="string" calcext:value-type="string" table:number-columns-spanned="7" table:number-rows-spanned="1">
            <text:p>Facebook Andrew</text:p>
          </table:table-cell>
          <table:covered-table-cell table:number-columns-repeated="6"/>
          <table:table-cell table:style-name="ce11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office:value-type="string" calcext:value-type="string" table:number-columns-spanned="7" table:number-rows-spanned="1">
            <text:p>Reply to Ned</text:p>
          </table:table-cell>
          <table:covered-table-cell table:number-columns-repeated="6"/>
          <table:table-cell table:style-name="ce11" table:number-columns-repeated="7"/>
        </table:table-row>
        <table:table-row table:style-name="ro2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office:value-type="string" calcext:value-type="string" table:number-columns-spanned="7" table:number-rows-spanned="1">
            <text:p>31st March: <text:a xlink:href="https://jobs.exeter.ac.uk/hrpr_webrecruitment/wrd/run/ETREC107GF.open?VACANCY_ID%3D691226EJhA%1BUSESSION=769C89CAAAF540A182C7C5E2238138A0&amp;WVID=3817591jNg&amp;LANG=USA" xlink:type="simple">https://jobs.exeter.ac.uk/hrpr_webrecruitment/wrd/run/ETREC107GF.open?VACANCY_ID%3d691226EJhA%1BUSESSION=769C89CAAAF540A182C7C5E2238138A0&amp;WVID=3817591jNg&amp;LANG=USA</text:a></text:p>
          </table:table-cell>
          <table:covered-table-cell table:number-columns-repeated="6" table:style-name="ce11"/>
          <table:table-cell table:style-name="ce11" table:number-columns-repeated="7"/>
        </table:table-row>
        <table:table-row table:style-name="ro1">
          <table:covered-table-cell/>
          <table:table-cell table:style-name="ce6" table:number-columns-spanned="7" table:number-rows-spanned="1"/>
          <table:covered-table-cell table:number-columns-repeated="6" table:style-name="ce6"/>
          <table:table-cell table:style-name="ce11" table:number-columns-spanned="7" table:number-rows-spanned="1"/>
          <table:covered-table-cell table:number-columns-repeated="6" table:style-name="ce11"/>
          <table:table-cell table:style-name="ce8" table:number-columns-spanned="7" table:number-rows-spanned="1"/>
          <table:covered-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10">
            <text:p>Useful</text:p>
          </table:table-cell>
          <table:table-cell office:value-type="string" calcext:value-type="string" table:number-columns-spanned="7" table:number-rows-spanned="1">
            <text:p>Savanna Project outputs</text:p>
          </table:table-cell>
          <table:covered-table-cell table:number-columns-repeated="6"/>
          <table:table-cell table:style-name="ce12" office:value-type="string" calcext:value-type="string" table:number-columns-spanned="7" table:number-rows-spanned="1">
            <text:p>Chase the sun run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LPX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benchmarking project Page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 table:number-columns-spanned="7" table:number-rows-spanned="1">
            <text:p>Push foreward Phenology Paper</text:p>
          </table:table-cell>
          <table:covered-table-cell table:number-columns-repeated="6" table:style-name="ce12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R plotting toutirials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cv maker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office:value-type="string" calcext:value-type="string">
            <text:p>Make scholar grab into package</text:p>
          </table:table-cell>
          <table:table-cell table:style-name="ce12" table:number-columns-repeated="6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2" table:number-columns-repeated="7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1" table:number-rows-spanned="6">
            <text:p>Not Important</text:p>
          </table:table-cell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  <table:table-row table:style-name="ro1">
          <table:covered-table-cell table:style-name="ce1"/>
          <table:table-cell table:number-columns-repeated="7"/>
          <table:table-cell table:style-name="ce13" table:number-columns-repeated="7"/>
          <table:table-cell table:number-columns-repeated="7"/>
        </table:table-row>
      </table:table>
      <table:table table:name="Sheet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/00/0000</text:date>, <text:time style:data-style-name="N2" text:time-value="09:37:05.4321493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2-05T11:15:23.613572959</meta:creation-date>
    <dc:date>2016-03-08T10:20:45.228619054</dc:date>
    <dc:creator>Douglas Kelley</dc:creator>
    <meta:editing-duration>P11DT2H14M51S</meta:editing-duration>
    <meta:editing-cycles>38</meta:editing-cycles>
    <meta:generator>LibreOffice/4.4.6.3$Linux_X86_64 LibreOffice_project/40m0$Build-3</meta:generator>
    <meta:document-statistic meta:table-count="2" meta:cell-count="39" meta:object-count="0"/>
  </office:meta>
</office:document-meta>
</file>